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523-[.B3]" office:value-type="float" office:value="0" calcext:value-type="float">
            <text:p>0</text:p>
          </table:table-cell>
          <table:table-cell table:style-name="ce1" table:formula="of:=[.C3]/(1+13^2/110^2)" office:value-type="float" office:value="0" calcext:value-type="float">
            <text:p>0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523-[.B4]" office:value-type="float" office:value="26" calcext:value-type="float">
            <text:p>26</text:p>
          </table:table-cell>
          <table:table-cell table:style-name="ce1" table:formula="of:=[.C4]/(1+13^2/110^2)" office:value-type="float" office:value="25.6418616024126" calcext:value-type="float">
            <text:p>25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523-[.B5]" office:value-type="float" office:value="56" calcext:value-type="float">
            <text:p>56</text:p>
          </table:table-cell>
          <table:table-cell table:style-name="ce1" table:formula="of:=[.C5]/(1+13^2/110^2)" office:value-type="float" office:value="55.2286249898117" calcext:value-type="float">
            <text:p>55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523-[.B6]" office:value-type="float" office:value="85" calcext:value-type="float">
            <text:p>85</text:p>
          </table:table-cell>
          <table:table-cell table:style-name="ce1" table:formula="of:=[.C6]/(1+13^2/110^2)" office:value-type="float" office:value="83.8291629309642" calcext:value-type="float">
            <text:p>83.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523-[.B7]" office:value-type="float" office:value="112" calcext:value-type="float">
            <text:p>112</text:p>
          </table:table-cell>
          <table:table-cell table:style-name="ce1" table:formula="of:=[.C7]/(1+13^2/110^2)" office:value-type="float" office:value="110.457249979623" calcext:value-type="float">
            <text:p>110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523-[.B8]" office:value-type="float" office:value="136" calcext:value-type="float">
            <text:p>136</text:p>
          </table:table-cell>
          <table:table-cell table:style-name="ce1" table:formula="of:=[.C8]/(1+13^2/110^2)" office:value-type="float" office:value="134.126660689543" calcext:value-type="float">
            <text:p>134.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523-[.B9]" office:value-type="float" office:value="163" calcext:value-type="float">
            <text:p>163</text:p>
          </table:table-cell>
          <table:table-cell table:style-name="ce1" table:formula="of:=[.C9]/(1+13^2/110^2)" office:value-type="float" office:value="160.754747738202" calcext:value-type="float">
            <text:p>160.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2" table:formula="of:=[.D3]*15.9/471" office:value-type="float" office:value="0" calcext:value-type="float">
            <text:p>0.00</text:p>
          </table:table-cell>
          <table:table-cell table:formula="of:=[.G30]*15.9/SQRT(472^2+20^2)" office:value-type="float" office:value="0" calcext:value-type="float">
            <text:p>0</text:p>
          </table:table-cell>
          <table:table-cell table:formula="of:=[.G21]*15.9/SQRT(471^2+23^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SQRT([.B12]^2+[.C12]^2)" office:value-type="float" office:value="28.1602556806574" calcext:value-type="float">
            <text:p>28.1602556806574</text:p>
          </table:table-cell>
          <table:table-cell table:formula="of:=[.D12]" office:value-type="float" office:value="28.1602556806574" calcext:value-type="float">
            <text:p>28.1602556806574</text:p>
          </table:table-cell>
          <table:table-cell table:formula="of:=[.E12]*15.9/SQRT(20^2+468^2)" office:value-type="float" office:value="0.955854202889981" calcext:value-type="float">
            <text:p>0.955854202889981</text:p>
          </table:table-cell>
          <table:table-cell office:value-type="float" office:value="1" calcext:value-type="float">
            <text:p>1</text:p>
          </table:table-cell>
          <table:table-cell table:style-name="ce2" table:formula="of:=[.D4]*15.9/471" office:value-type="float" office:value="0.865616984030489" calcext:value-type="float">
            <text:p>0.87</text:p>
          </table:table-cell>
          <table:table-cell table:formula="of:=[.G31]*15.9/SQRT(472^2+20^2)" office:value-type="float" office:value="0.830479595141949" calcext:value-type="float">
            <text:p>0.830479595141949</text:p>
          </table:table-cell>
          <table:table-cell table:formula="of:=[.G22]*15.9/SQRT(471^2+23^2)" office:value-type="float" office:value="1.09786383498591" calcext:value-type="float">
            <text:p>1.0978638349859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SQRT([.B13]^2+[.C13]^2)" office:value-type="float" office:value="56.3205113613149" calcext:value-type="float">
            <text:p>56.3205113613149</text:p>
          </table:table-cell>
          <table:table-cell table:formula="of:=[.D13]/(1+13^2/110^2)" office:value-type="float" office:value="55.5447214501516" calcext:value-type="float">
            <text:p>55.5447214501516</text:p>
          </table:table-cell>
          <table:table-cell table:formula="of:=[.E13]*15.9/SQRT(20^2+468^2)" office:value-type="float" office:value="1.88537547558379" calcext:value-type="float">
            <text:p>1.88537547558379</text:p>
          </table:table-cell>
          <table:table-cell office:value-type="float" office:value="2" calcext:value-type="float">
            <text:p>2</text:p>
          </table:table-cell>
          <table:table-cell table:style-name="ce2" table:formula="of:=[.D5]*15.9/471" office:value-type="float" office:value="1.86440581175798" calcext:value-type="float">
            <text:p>1.86</text:p>
          </table:table-cell>
          <table:table-cell table:formula="of:=[.G32]*15.9/SQRT(472^2+20^2)" office:value-type="float" office:value="1.53010511480763" calcext:value-type="float">
            <text:p>1.53010511480763</text:p>
          </table:table-cell>
          <table:table-cell table:formula="of:=[.G23]*15.9/SQRT(471^2+23^2)" office:value-type="float" office:value="2.19698632738099" calcext:value-type="float">
            <text:p>2.1969863273809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SQRT([.B14]^2+[.C14]^2)" office:value-type="float" office:value="86.5794432876534" calcext:value-type="float">
            <text:p>86.5794432876534</text:p>
          </table:table-cell>
          <table:table-cell table:formula="of:=[.D14]/(1+13^2/110^2)" office:value-type="float" office:value="85.3868500921515" calcext:value-type="float">
            <text:p>85.3868500921515</text:p>
          </table:table-cell>
          <table:table-cell table:formula="of:=[.E14]*15.9/SQRT(20^2+468^2)" office:value-type="float" office:value="2.89831812813336" calcext:value-type="float">
            <text:p>2.89831812813336</text:p>
          </table:table-cell>
          <table:table-cell office:value-type="float" office:value="3" calcext:value-type="float">
            <text:p>3</text:p>
          </table:table-cell>
          <table:table-cell table:style-name="ce2" table:formula="of:=[.D6]*15.9/471" office:value-type="float" office:value="2.82990167856121" calcext:value-type="float">
            <text:p>2.83</text:p>
          </table:table-cell>
          <table:table-cell table:formula="of:=[.G33]*15.9/SQRT(472^2+20^2)" office:value-type="float" office:value="2.42510800086296" calcext:value-type="float">
            <text:p>2.42510800086296</text:p>
          </table:table-cell>
          <table:table-cell table:formula="of:=[.G24]*15.9/SQRT(471^2+23^2)" office:value-type="float" office:value="3.36121990561266" calcext:value-type="float">
            <text:p>3.3612199056126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table:formula="of:=SQRT([.B15]^2+[.C15]^2)" office:value-type="float" office:value="116.841773351828" calcext:value-type="float">
            <text:p>116.841773351828</text:p>
          </table:table-cell>
          <table:table-cell table:formula="of:=[.D15]/(1+13^2/110^2)" office:value-type="float" office:value="115.232330064155" calcext:value-type="float">
            <text:p>115.232330064155</text:p>
          </table:table-cell>
          <table:table-cell table:formula="of:=[.E15]*15.9/SQRT(20^2+468^2)" office:value-type="float" office:value="3.91137453614402" calcext:value-type="float">
            <text:p>3.91137453614402</text:p>
          </table:table-cell>
          <table:table-cell office:value-type="float" office:value="4" calcext:value-type="float">
            <text:p>4</text:p>
          </table:table-cell>
          <table:table-cell table:style-name="ce2" table:formula="of:=[.D7]*15.9/471" office:value-type="float" office:value="3.72881162351595" calcext:value-type="float">
            <text:p>3.73</text:p>
          </table:table-cell>
          <table:table-cell table:formula="of:=[.G34]*15.9/SQRT(472^2+20^2)" office:value-type="float" office:value="3.25440254498941" calcext:value-type="float">
            <text:p>3.25440254498941</text:p>
          </table:table-cell>
          <table:table-cell table:formula="of:=[.G25]*15.9/SQRT(471^2+23^2)" office:value-type="float" office:value="4.52685283300629" calcext:value-type="float">
            <text:p>4.52685283300629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SQRT([.B16]^2+[.C16]^2)" office:value-type="float" office:value="144.006944277004" calcext:value-type="float">
            <text:p>144.006944277004</text:p>
          </table:table-cell>
          <table:table-cell table:formula="of:=[.D16]/(1+13^2/110^2)" office:value-type="float" office:value="142.023312882203" calcext:value-type="float">
            <text:p>142.023312882203</text:p>
          </table:table-cell>
          <table:table-cell table:formula="of:=[.E16]*15.9/SQRT(20^2+468^2)" office:value-type="float" office:value="4.82075099268569" calcext:value-type="float">
            <text:p>4.82075099268569</text:p>
          </table:table-cell>
          <table:table-cell office:value-type="float" office:value="5" calcext:value-type="float">
            <text:p>5</text:p>
          </table:table-cell>
          <table:table-cell table:style-name="ce2" table:formula="of:=[.D8]*15.9/471" office:value-type="float" office:value="4.52784268569794" calcext:value-type="float">
            <text:p>4.53</text:p>
          </table:table-cell>
          <table:table-cell table:formula="of:=[.G35]*15.9/SQRT(472^2+20^2)" office:value-type="float" office:value="3.98657290411052" calcext:value-type="float">
            <text:p>3.98657290411052</text:p>
          </table:table-cell>
          <table:table-cell table:formula="of:=[.G26]*15.9/SQRT(471^2+23^2)" office:value-type="float" office:value="5.62610687416347" calcext:value-type="float">
            <text:p>5.6261068741634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table:formula="of:=SQRT([.B17]^2+[.C17]^2)" office:value-type="float" office:value="173.277234511635" calcext:value-type="float">
            <text:p>173.277234511635</text:p>
          </table:table-cell>
          <table:table-cell table:formula="of:=[.D17]/(1+13^2/110^2)" office:value-type="float" office:value="170.89041793062" calcext:value-type="float">
            <text:p>170.89041793062</text:p>
          </table:table-cell>
          <table:table-cell table:formula="of:=[.E17]*15.9/SQRT(20^2+468^2)" office:value-type="float" office:value="5.8005980508482" calcext:value-type="float">
            <text:p>5.8005980508482</text:p>
          </table:table-cell>
          <table:table-cell office:value-type="float" office:value="6" calcext:value-type="float">
            <text:p>6</text:p>
          </table:table-cell>
          <table:table-cell table:style-name="ce2" table:formula="of:=[.D9]*15.9/471" office:value-type="float" office:value="5.42675263065268" calcext:value-type="float">
            <text:p>5.43</text:p>
          </table:table-cell>
          <table:table-cell table:formula="of:=[.G36]*15.9/SQRT(472^2+20^2)" office:value-type="float" office:value="4.85169228529746" calcext:value-type="float">
            <text:p>4.85169228529746</text:p>
          </table:table-cell>
          <table:table-cell table:formula="of:=[.G27]*15.9/SQRT(471^2+23^2)" office:value-type="float" office:value="6.62417819148985" calcext:value-type="float">
            <text:p>6.6241781914898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table:formula="of:=SQRT([.B18]^2+[.C18]^2)" office:value-type="float" office:value="201.318156160839" calcext:value-type="float">
            <text:p>201.318156160839</text:p>
          </table:table-cell>
          <table:table-cell table:formula="of:=[.D18]/(1+13^2/110^2)" office:value-type="float" office:value="198.545088397274" calcext:value-type="float">
            <text:p>198.545088397274</text:p>
          </table:table-cell>
          <table:table-cell table:formula="of:=[.E18]*15.9/SQRT(20^2+468^2)" office:value-type="float" office:value="6.73929098371263" calcext:value-type="float">
            <text:p>6.7392909837126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1185" calcext:value-type="float">
            <text:p>1185</text:p>
          </table:table-cell>
          <table:table-cell table:formula="of:=885-[.B21]" office:value-type="float" office:value="0" calcext:value-type="float">
            <text:p>0</text:p>
          </table:table-cell>
          <table:table-cell table:formula="of:=1185-[.C21]" office:value-type="float" office:value="0" calcext:value-type="float">
            <text:p>0</text:p>
          </table:table-cell>
          <table:table-cell table:formula="of:=SQRT([.D21]^2+[.E21]^2)" office:value-type="float" office:value="0" calcext:value-type="float">
            <text:p>0</text:p>
          </table:table-cell>
          <table:table-cell table:formula="of:=[.F21]/(1+13^2/110^2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1184" calcext:value-type="float">
            <text:p>1184</text:p>
          </table:table-cell>
          <table:table-cell table:formula="of:=885-[.B22]" office:value-type="float" office:value="33" calcext:value-type="float">
            <text:p>33</text:p>
          </table:table-cell>
          <table:table-cell table:formula="of:=1185-[.C22]" office:value-type="float" office:value="1" calcext:value-type="float">
            <text:p>1</text:p>
          </table:table-cell>
          <table:table-cell table:formula="of:=SQRT([.D22]^2+[.E22]^2)" office:value-type="float" office:value="33.0151480384384" calcext:value-type="float">
            <text:p>33.0151480384384</text:p>
          </table:table-cell>
          <table:table-cell table:formula="of:=[.F22]/(1+13^2/110^2)" office:value-type="float" office:value="32.5603791071077" calcext:value-type="float">
            <text:p>32.560379107107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1182" calcext:value-type="float">
            <text:p>1182</text:p>
          </table:table-cell>
          <table:table-cell table:formula="of:=885-[.B23]" office:value-type="float" office:value="66" calcext:value-type="float">
            <text:p>66</text:p>
          </table:table-cell>
          <table:table-cell table:formula="of:=1185-[.C23]" office:value-type="float" office:value="3" calcext:value-type="float">
            <text:p>3</text:p>
          </table:table-cell>
          <table:table-cell table:formula="of:=SQRT([.D23]^2+[.E23]^2)" office:value-type="float" office:value="66.0681466366357" calcext:value-type="float">
            <text:p>66.0681466366357</text:p>
          </table:table-cell>
          <table:table-cell table:formula="of:=[.F23]/(1+13^2/110^2)" office:value-type="float" office:value="65.1580873994044" calcext:value-type="float">
            <text:p>65.158087399404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1181" calcext:value-type="float">
            <text:p>1181</text:p>
          </table:table-cell>
          <table:table-cell table:formula="of:=885-[.B24]" office:value-type="float" office:value="101" calcext:value-type="float">
            <text:p>101</text:p>
          </table:table-cell>
          <table:table-cell table:formula="of:=1185-[.C24]" office:value-type="float" office:value="4" calcext:value-type="float">
            <text:p>4</text:p>
          </table:table-cell>
          <table:table-cell table:formula="of:=SQRT([.D24]^2+[.E24]^2)" office:value-type="float" office:value="101.079176886241" calcext:value-type="float">
            <text:p>101.079176886241</text:p>
          </table:table-cell>
          <table:table-cell table:formula="of:=[.F24]/(1+13^2/110^2)" office:value-type="float" office:value="99.6868563308759" calcext:value-type="float">
            <text:p>99.6868563308759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1179" calcext:value-type="float">
            <text:p>1179</text:p>
          </table:table-cell>
          <table:table-cell table:formula="of:=885-[.B25]" office:value-type="float" office:value="136" calcext:value-type="float">
            <text:p>136</text:p>
          </table:table-cell>
          <table:table-cell table:formula="of:=1185-[.C25]" office:value-type="float" office:value="6" calcext:value-type="float">
            <text:p>6</text:p>
          </table:table-cell>
          <table:table-cell table:formula="of:=SQRT([.D25]^2+[.E25]^2)" office:value-type="float" office:value="136.132288601933" calcext:value-type="float">
            <text:p>136.132288601933</text:p>
          </table:table-cell>
          <table:table-cell table:formula="of:=[.F25]/(1+13^2/110^2)" office:value-type="float" office:value="134.257127075018" calcext:value-type="float">
            <text:p>134.257127075018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1177" calcext:value-type="float">
            <text:p>1177</text:p>
          </table:table-cell>
          <table:table-cell table:formula="of:=885-[.B26]" office:value-type="float" office:value="169" calcext:value-type="float">
            <text:p>169</text:p>
          </table:table-cell>
          <table:table-cell table:formula="of:=1185-[.C26]" office:value-type="float" office:value="8" calcext:value-type="float">
            <text:p>8</text:p>
          </table:table-cell>
          <table:table-cell table:formula="of:=SQRT([.D26]^2+[.E26]^2)" office:value-type="float" office:value="169.189243156886" calcext:value-type="float">
            <text:p>169.189243156886</text:p>
          </table:table-cell>
          <table:table-cell table:formula="of:=[.F26]/(1+13^2/110^2)" office:value-type="float" office:value="166.858736832531" calcext:value-type="float">
            <text:p>166.858736832531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1176" calcext:value-type="float">
            <text:p>1176</text:p>
          </table:table-cell>
          <table:table-cell table:formula="of:=885-[.B27]" office:value-type="float" office:value="199" calcext:value-type="float">
            <text:p>199</text:p>
          </table:table-cell>
          <table:table-cell table:formula="of:=1185-[.C27]" office:value-type="float" office:value="9" calcext:value-type="float">
            <text:p>9</text:p>
          </table:table-cell>
          <table:table-cell table:formula="of:=SQRT([.D27]^2+[.E27]^2)" office:value-type="float" office:value="199.203413625369" calcext:value-type="float">
            <text:p>199.203413625369</text:p>
          </table:table-cell>
          <table:table-cell table:formula="of:=[.F27]/(1+13^2/110^2)" office:value-type="float" office:value="196.459475496534" calcext:value-type="float">
            <text:p>196.45947549653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513" calcext:value-type="float">
            <text:p>513</text:p>
          </table:table-cell>
          <table:table-cell table:formula="of:=437-[.B30]" office:value-type="float" office:value="0" calcext:value-type="float">
            <text:p>0</text:p>
          </table:table-cell>
          <table:table-cell table:formula="of:=513-[.C30]" office:value-type="float" office:value="0" calcext:value-type="float">
            <text:p>0</text:p>
          </table:table-cell>
          <table:table-cell table:formula="of:=SQRT([.D30]^2+[.E30]^2)" office:value-type="float" office:value="0" calcext:value-type="float">
            <text:p>0</text:p>
          </table:table-cell>
          <table:table-cell table:formula="of:=[.F30]/(1+13^2/110^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512" calcext:value-type="float">
            <text:p>512</text:p>
          </table:table-cell>
          <table:table-cell table:formula="of:=437-[.B31]" office:value-type="float" office:value="25" calcext:value-type="float">
            <text:p>25</text:p>
          </table:table-cell>
          <table:table-cell table:formula="of:=513-[.C31]" office:value-type="float" office:value="1" calcext:value-type="float">
            <text:p>1</text:p>
          </table:table-cell>
          <table:table-cell table:formula="of:=SQRT([.D31]^2+[.E31]^2)" office:value-type="float" office:value="25.0199920063936" calcext:value-type="float">
            <text:p>25.0199920063936</text:p>
          </table:table-cell>
          <table:table-cell table:formula="of:=[.F31]/(1+13^2/110^2)" office:value-type="float" office:value="24.6753527815928" calcext:value-type="float">
            <text:p>24.6753527815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510" calcext:value-type="float">
            <text:p>510</text:p>
          </table:table-cell>
          <table:table-cell table:formula="of:=437-[.B32]" office:value-type="float" office:value="46" calcext:value-type="float">
            <text:p>46</text:p>
          </table:table-cell>
          <table:table-cell table:formula="of:=513-[.C32]" office:value-type="float" office:value="3" calcext:value-type="float">
            <text:p>3</text:p>
          </table:table-cell>
          <table:table-cell table:formula="of:=SQRT([.D32]^2+[.E32]^2)" office:value-type="float" office:value="46.0977222864644" calcext:value-type="float">
            <text:p>46.0977222864644</text:p>
          </table:table-cell>
          <table:table-cell table:formula="of:=[.F32]/(1+13^2/110^2)" office:value-type="float" office:value="45.462746732922" calcext:value-type="float">
            <text:p>45.4627467329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510" calcext:value-type="float">
            <text:p>510</text:p>
          </table:table-cell>
          <table:table-cell table:formula="of:=437-[.B33]" office:value-type="float" office:value="73" calcext:value-type="float">
            <text:p>73</text:p>
          </table:table-cell>
          <table:table-cell table:formula="of:=513-[.C33]" office:value-type="float" office:value="3" calcext:value-type="float">
            <text:p>3</text:p>
          </table:table-cell>
          <table:table-cell table:formula="of:=SQRT([.D33]^2+[.E33]^2)" office:value-type="float" office:value="73.0616178304313" calcext:value-type="float">
            <text:p>73.0616178304313</text:p>
          </table:table-cell>
          <table:table-cell table:formula="of:=[.F33]/(1+13^2/110^2)" office:value-type="float" office:value="72.0552266483184" calcext:value-type="float">
            <text:p>72.0552266483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510" calcext:value-type="float">
            <text:p>510</text:p>
          </table:table-cell>
          <table:table-cell table:formula="of:=437-[.B34]" office:value-type="float" office:value="98" calcext:value-type="float">
            <text:p>98</text:p>
          </table:table-cell>
          <table:table-cell table:formula="of:=513-[.C34]" office:value-type="float" office:value="3" calcext:value-type="float">
            <text:p>3</text:p>
          </table:table-cell>
          <table:table-cell table:formula="of:=SQRT([.D34]^2+[.E34]^2)" office:value-type="float" office:value="98.0459076147495" calcext:value-type="float">
            <text:p>98.0459076147495</text:p>
          </table:table-cell>
          <table:table-cell table:formula="of:=[.F34]/(1+13^2/110^2)" office:value-type="float" office:value="96.695368990013" calcext:value-type="float">
            <text:p>96.69536899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508" calcext:value-type="float">
            <text:p>508</text:p>
          </table:table-cell>
          <table:table-cell table:formula="of:=437-[.B35]" office:value-type="float" office:value="120" calcext:value-type="float">
            <text:p>120</text:p>
          </table:table-cell>
          <table:table-cell table:formula="of:=513-[.C35]" office:value-type="float" office:value="5" calcext:value-type="float">
            <text:p>5</text:p>
          </table:table-cell>
          <table:table-cell table:formula="of:=SQRT([.D35]^2+[.E35]^2)" office:value-type="float" office:value="120.104121494643" calcext:value-type="float">
            <text:p>120.104121494643</text:p>
          </table:table-cell>
          <table:table-cell table:formula="of:=[.F35]/(1+13^2/110^2)" office:value-type="float" office:value="118.449740817115" calcext:value-type="float">
            <text:p>118.449740817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506" calcext:value-type="float">
            <text:p>506</text:p>
          </table:table-cell>
          <table:table-cell table:formula="of:=437-[.B36]" office:value-type="float" office:value="146" calcext:value-type="float">
            <text:p>146</text:p>
          </table:table-cell>
          <table:table-cell table:formula="of:=513-[.C36]" office:value-type="float" office:value="7" calcext:value-type="float">
            <text:p>7</text:p>
          </table:table-cell>
          <table:table-cell table:formula="of:=SQRT([.D36]^2+[.E36]^2)" office:value-type="float" office:value="146.16771189288" calcext:value-type="float">
            <text:p>146.16771189288</text:p>
          </table:table-cell>
          <table:table-cell table:formula="of:=[.F36]/(1+13^2/110^2)" office:value-type="float" office:value="144.154316888406" calcext:value-type="float">
            <text:p>144.1543168884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00:36:45.426000000</meta:creation-date>
    <dc:date>2020-05-30T03:18:38.652000000</dc:date>
    <meta:editing-duration>P4DT23H50M9S</meta:editing-duration>
    <meta:editing-cycles>1</meta:editing-cycles>
    <meta:document-statistic meta:table-count="1" meta:cell-count="187" meta:object-count="0"/>
    <meta:generator>LibreOffice/5.3.3.2$Windows_x86 LibreOffice_project/3d9a8b4b4e538a85e0782bd6c2d430bafe583448</meta:generator>
  </office:meta>
</office:document-meta>
</file>